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Quotations">
      <style:paragraph-properties fo:text-align="center" style:justify-single-word="false"/>
      <style:text-properties fo:font-style="italic" style:font-style-asian="italic" style:font-style-complex="italic"/>
    </style:style>
    <style:style style:name="P3" style:family="paragraph" style:parent-style-name="Bibliography_20_1">
      <style:paragraph-properties>
        <style:tab-stops/>
      </style:paragraph-properties>
    </style:style>
    <style:style style:name="P4" style:family="paragraph" style:parent-style-name="Bibliography_20_Heading">
      <style:paragraph-properties fo:break-before="page"/>
    </style:style>
    <style:style style:name="P5" style:family="paragraph" style:parent-style-name="Illustration">
      <style:paragraph-properties fo:text-align="center"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text-properties fo:font-weight="bold" style:font-weight-asian="bold" style:font-weight-complex="bold"/>
    </style:style>
    <style:style style:name="P10" style:family="paragraph" style:parent-style-name="Illustration">
      <style:paragraph-properties fo:text-align="center" style:justify-single-word="false"/>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_1257687823"/>PONG HTML5<text:bookmark-end text:name="__RefHeading__146_1257687823"/></text:h>
      <text:h text:style-name="Heading_20_2" text:outline-level="2">Introducción</text:h>
      <text:p text:style-name="P2">“Pong<text:span text:style-name="T3"><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3">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3">esta caso, se trata de un juego para un solo jugador, que se corresponderá con el paciente al que se le va a tratar la deficiencia visual.</text:span></text:p>
      <text:p text:style-name="Text_20_body"><text:span text:style-name="T3">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3">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3">Además de la lógica general del juego se implementará la característica de un diseño adaptativo o “</text:span><text:span text:style-name="T1">Responsive Design</text:span><text:span text:style-name="T3">”</text:span><text:span text:style-name="T3"><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3"> capaz de adaptar el juego a cualquier pantalla, por lo que permite su uso tanto en pantallas de ordenadores personales como en </text:span><text:span text:style-name="T1">smartphones, tablets </text:span><text:span text:style-name="T3">o cualquier otro dispositivo compatible con HTML5.</text:span></text:p>
      <text:p text:style-name="P6">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6">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Heading__178_1257687823"/>Elementos<text:bookmark-end text:name="__RefHeading__178_1257687823"/></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5"><draw:g text:anchor-type="paragraph" draw:z-index="1" draw:style-name="gr1"><draw:path draw:style-name="gr2" draw:text-style-name="P11" svg:width="5.608cm" svg:height="4.994cm" draw:transform="skewX (-0.300894763043766) rotate (-0.0204203522495157) translate (-0.823592305863859cm 1.71398805065273cm)" svg:viewBox="0 0 5609 4995" svg:d="m0 2848c437-969 881-1918 1332-2848 1004 1300 2372 2042 3885 2144 87 960 216 1902 392 2819-2176 198-4180-527-5609-2115z"><text:p/></draw:path><draw:path draw:style-name="gr2" draw:text-style-name="P11" svg:width="5.607cm" svg:height="4.996cm" draw:transform="skewX (-0.300720230118566) rotate (-0.0200712863991177) translate (-0.225822071977712cm 0.862527162596586cm)" svg:viewBox="0 0 5608 4997" svg:d="m0 2847c437-968 881-1917 1332-2847 1004 1301 2372 2044 3885 2146 86 960 215 1902 391 2819-2175 197-4180-528-5608-2118z"><text:p/></draw:path><draw:path draw:style-name="gr2" draw:text-style-name="P11" svg:width="5.608cm" svg:height="4.996cm" draw:transform="skewX (-0.300371164268167) rotate (-0.0200712863991177) translate (0.36911167248819cm -0.0267177906756114cm)" svg:viewBox="0 0 5609 4997" svg:d="m0 2847c437-968 880-1917 1331-2847 1005 1301 2373 2044 3886 2146 86 960 216 1902 392 2819-2176 197-4180-528-5609-2118z"><text:p/></draw:path><draw:frame draw:style-name="gr3" draw:text-style-name="P13" svg:width="1.781cm" svg:height="0.772cm" svg:x="5.041cm" svg:y="6.225cm"><draw:text-box><text:p text:style-name="P12"><text:span text:style-name="T8">Capa 1</text:span></text:p></draw:text-box></draw:frame><draw:frame draw:style-name="gr3" draw:text-style-name="P13" svg:width="1.779cm" svg:height="0.772cm" svg:x="5.636cm" svg:y="5.336cm"><draw:text-box><text:p text:style-name="P12"><text:span text:style-name="T8">Capa 2</text:span></text:p></draw:text-box></draw:frame><draw:frame draw:style-name="gr3" draw:text-style-name="P13" svg:width="1.781cm" svg:height="0.772cm" svg:x="6.523cm" svg:y="4.447cm"><draw:text-box><text:p text:style-name="P12"><text:span text:style-name="T8">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7714262" text:style-name="L1">
        <text:list-item>
          <text:p text:style-name="P7"><text:span text:style-name="T6">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7"><text:span text:style-name="T6">Rectángulo base</text:span><text:span text:style-name="T4">:</text:span> Delimita el tablero de juego estableciendo tanto el ancho como el alto del juego.</text:p>
            </text:list-item>
            <text:list-item>
              <text:p text:style-name="P8">Lineas de separación: <text:span text:style-name="T7">Lineas discontinuas que divide el rectángulo base delimitando dos zonas, una por jugador.</text:span></text:p>
            </text:list-item>
          </text:list>
        </text:list-item>
        <text:list-item>
          <text:p text:style-name="P8">Capa 2:<text:span text:style-name="T7">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7"> se enumeran a continuación.</text:span></text:p>
          <text:list>
            <text:list-item>
              <text:p text:style-name="P8">Jugador:<text:span text:style-name="T7">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8"><text:span text:style-name="T7">Una de las características del jugador es que podrá ser controlado tanto por teclado como por el ratón, si el dispositivo donde se encuentra el jugador es un ordenador personal, o bien de manera táctil si el dispositivo lo permite.</text:span></text:p>
            </text:list-item>
            <text:list-item>
              <text:p text:style-name="P8">Oponente: <text:span text:style-name="T7">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7">la CPU</text:span><text:span text:style-name="T7"><text:note text:id="ftn0"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7">.</text:span></text:p>
            </text:list-item>
            <text:list-item>
              <text:p text:style-name="P8">Pelota: <text:span text:style-name="T7">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8">Texto de nivel y puntuación: <text:span text:style-name="T7">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6_1257687823">1</text:bookmark-ref></text:span><text:span text:style-name="T7">.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8">Marcador de jugador: <text:span text:style-name="T7">Este elemento indicará el número de goles que el jugador ha marcado en la portería del oponente, es decir, el número de veces que el oponente no ha sido capaz de devolver la pelota al jugador.</text:span></text:p>
            </text:list-item>
            <text:list-item>
              <text:p text:style-name="P8">Marcador de oponente: <text:span text:style-name="T7">Este elemento es similar al anterior salvo que éste contarán la cantidad de goles que el oponente ha marcado al jugador.</text:span></text:p>
            </text:list-item>
          </text:list>
        </text:list-item>
        <text:list-item>
          <text:p text:style-name="P8">Capa 3: <text:span text:style-name="T7">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8">Botón de inicio: <text:span text:style-name="T7">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8">Botón de pausa: <text:span text:style-name="T7">Este botón permitirá pausar el transcurso del juego además de animar y mostrar dos nuevos botones con dos nuevas funcionalidades que se describen a continuación.</text:span></text:p>
              <text:list>
                <text:list-item>
                  <text:p text:style-name="P8">Botón de pantalla completa (<text:span text:style-name="T1">full screen)</text:span>: <text:span text:style-name="T7">Al pulsar sobre él se abrirá el juego ocupando toda la pantalla del dispositivo, aumentando la jugabilidad <text:s/>y evitando elementos que distraigan la atención del usuario.</text:span></text:p>
                </text:list-item>
                <text:list-item>
                  <text:p text:style-name="P8">Botón de reinicio <text:span text:style-name="T1">(restart)</text:span><text:span text:style-name="T3">: </text:span><text:span text:style-name="T5">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tyen, descritos anteriormente en el apartado <text:bookmark-ref text:reference-format="text" text:ref-name="__RefHeading__178_1257687823">Elementos</text:bookmark-ref> de la pág. <text:bookmark-ref text:reference-format="page" text:ref-name="__RefHeading__178_1257687823">1</text:bookmark-ref>, que presentan alguna animación, característica indispensable para interactuar con el juego.</text:p>
      <text:list xml:id="list38613891" text:style-name="L2">
        <text:list-item>
          <text:p text:style-name="P9">Capa 2</text:p>
          <text:list>
            <text:list-item>
              <text:p text:style-name="P9">Jugador: <text:span text:style-name="T7">La animación de la raqueta del jugador se limitará a un movimiento vertical sin salir del dominio del tablero, es decir podrá subir y bajar para golpear a la pelota. Puede verse más claro en la XXXXXXX</text:span></text:p>
              <text:p text:style-name="P9"><draw:frame draw:style-name="fr2" draw:name="Marco2" text:anchor-type="paragraph" svg:y="0.213cm" svg:width="6.697cm" draw:z-index="2"><draw:text-box fo:min-height="5.98cm"><text:p text:style-name="P5"><draw:g text:anchor-type="paragraph" draw:z-index="3" draw:style-name="gr4"><draw:path draw:style-name="gr5" draw:text-style-name="P11" svg:width="3.665cm" svg:height="5.533cm" draw:transform="skewX (-0.162664686285841) rotate (-0.162664686287027) translate (1.53811111111111cm 0cm)" svg:viewBox="0 0 3666 5534" svg:d="m0 5534c0-1845 0-3690 0-5534 1481 460 2888 610 3666 81 0 864 0 1729 0 2594-778 1393-2185 2224-3666 2859z"><text:p/></draw:path><draw:line draw:style-name="gr6" draw:text-style-name="P11" svg:x1="2.195cm" svg:y1="0.45cm" svg:x2="2.195cm" svg:y2="5.139cm"><text:p/></draw:line><draw:rect draw:style-name="gr7" draw:text-style-name="P11" svg:width="0.329cm" svg:height="2.345cm" svg:x="2.007cm" svg:y="1.623cm"><text:p/></draw:rect></draw:g>Ilustración <text:sequence text:ref-name="refIllustration1" text:name="Illustration" text:formula="ooow:Illustration+1" style:num-format="1">2</text:sequence>: Movimiento del jugador</text:p></draw:text-box></draw:frame><text:span text:style-name="T7"/></text:p>
            </text:list-item>
            <text:list-item>
              <text:p text:style-name="P9">Oponente:</text:p>
            </text:list-item>
            <text:list-item>
              <text:p text:style-name="P9">Pelota:</text:p>
            </text:list-item>
          </text:list>
        </text:list-item>
        <text:list-item>
          <text:p text:style-name="P9">Capa 3</text:p>
          <text:list>
            <text:list-item>
              <text:p text:style-name="P9">Botón inicio:</text:p>
            </text:list-item>
            <text:list-item>
              <text:p text:style-name="P9">Botón de pausa:</text:p>
            </text:list-item>
            <text:list-item>
              <text:p text:style-name="P9">Botón de pantalla completa:</text:p>
            </text:list-item>
            <text:list-item>
              <text:p text:style-name="P9">Botón de reinicio:</text:p>
            </text:list-item>
          </text:list>
        </text:list-item>
      </text:list>
      <text:h text:style-name="Heading_20_2" text:outline-level="2">Parámetros configurables</text:h>
      <text:h text:style-name="Heading_20_2" text:outline-level="2">Puntuación</text:h>
      <text:h text:style-name="Heading_20_2" text:outline-level="2"><text:bookmark text:name="__RefHeading__144_1257687823"/>Nivel de dificultad<text:bookmark-end text:name="__RefHeading__144_1257687823"/></text:h>
      <text:h text:style-name="Heading_20_2" text:outline-level="2">Diagramas??</text:h>
      <text:h text:style-name="Heading_20_2" text:outline-level="2">Diagramas de clases??</text:h>
      <text:h text:style-name="Heading_20_2" text:outline-level="2">Base de datos</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P4">Bibliografía</text:p>
          </text:index-title>
          <text:p text:style-name="P3">[1] Atari, Pong, 1972, http://es.wikipedia.org/wiki/Pon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1-20T19:03:02.31</dc:date>
    <dc:creator>Manuel Navarro Pérez</dc:creator>
    <meta:editing-duration>PT2H30M11S</meta:editing-duration>
    <meta:editing-cycles>6</meta:editing-cycles>
    <meta:generator>OpenOffice.org/3.3$Win32 OpenOffice.org_project/330m20$Build-9567</meta:generator>
    <meta:document-statistic meta:table-count="0" meta:image-count="0" meta:object-count="0" meta:page-count="5" meta:paragraph-count="55" meta:word-count="1530" meta:character-count="9283"/>
  </office:meta>
</office:document-meta>
</file>